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24.553cm" fo:margin-left="0.018cm" fo:margin-top="0cm" fo:margin-bottom="0cm" fo:break-before="auto" fo:break-after="auto" table:align="left" style:writing-mode="page"/>
    </style:style>
    <style:style style:name="Tabelle1.A" style:family="table-column">
      <style:table-column-properties style:column-width="1.004cm"/>
    </style:style>
    <style:style style:name="Tabelle1.B" style:family="table-column">
      <style:table-column-properties style:column-width="3.177cm"/>
    </style:style>
    <style:style style:name="Tabelle1.C" style:family="table-column">
      <style:table-column-properties style:column-width="16.748cm"/>
    </style:style>
    <style:style style:name="Tabelle1.D" style:family="table-column">
      <style:table-column-properties style:column-width="3.62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le1.A7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94f72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094f72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094f72" officeooo:paragraph-rsid="00094f72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0b039e" officeooo:paragraph-rsid="000b039e"/>
    </style:style>
    <style:style style:name="P6" style:family="paragraph" style:parent-style-name="normal" style:master-page-name="Standard">
      <style:paragraph-properties style:page-number="1"/>
      <style:text-properties fo:font-size="25pt" style:font-size-asian="25pt" style:font-size-complex="25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0bec5b" officeooo:paragraph-rsid="000bec5b"/>
    </style:style>
    <style:style style:name="T1" style:family="text">
      <style:text-properties officeooo:rsid="00094f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rbeitspakete Open Info Energy</text:p>
      <text:p text:style-name="normal"/>
      <text:p text:style-name="normal">In die Spalte “erledigt von” können sich auch mehrere Leute eintragen!</text:p>
      <text:p text:style-name="normal"/>
      <text:p text:style-name="normal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Nr</text:p>
          </table:table-cell>
          <table:table-cell table:style-name="Tabelle1.A1" office:value-type="string">
            <text:p text:style-name="P1">angefordert von</text:p>
          </table:table-cell>
          <table:table-cell table:style-name="Tabelle1.A1" office:value-type="string">
            <text:p text:style-name="P1">Inhalt</text:p>
          </table:table-cell>
          <table:table-cell table:style-name="Tabelle1.A1" office:value-type="string">
            <text:p text:style-name="P1">gebucht auf</text:p>
          </table:table-cell>
        </table:table-row>
        <table:table-row table:style-name="Tabelle1.1">
          <table:table-cell table:style-name="Tabelle1.A1" office:value-type="string">
            <text:p text:style-name="P1">1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Es soll herausgefunden werden, wie andere Open Source Projekte sich organisieren. Es gibt einige berühmte Open Source Software Projekte wie:<text:line-break/><text:line-break/>Linux<text:line-break/>Libre Office<text:line-break/>Open Shot<text:line-break/>Gimp<text:line-break/><text:line-break/>Wie halten die untereinander Kontakt?<text:line-break/>Wie werden Entscheidungen getroffen?<text:line-break/>Treffen die sich auch mal in der realen Welt?<text:line-break/>Welche Software-Tools werden eingesetzt?<text:line-break/>Welche Kommunikations-Tools werden eingesetzt?</text:p>
            <text:p text:style-name="P1"/>
            <text:p text:style-name="P1"/>
            <text:p text:style-name="P1">Ziel: Wir können entscheiden, ob wir uns genau so organisieren, wie eines der großen Open Source Software Projekte, oder ob wir eine eigene Organisationsform aufbauen müssen.</text:p>
            <text:p text:style-name="P1"/>
            <text:p text:style-name="P1"/>
            <text:p text:style-name="P1">Vermutlich zu erledigen von Rechercheuren und Rechercheurinnen, Finder und Finderinnen<text:line-break/></text:p>
          </table:table-cell>
          <table:table-cell table:style-name="Tabelle1.A1" office:value-type="string">
            <text:p text:style-name="P1">Franziska <text:span text:style-name="T1">erledigt</text:span> 21.6.2023</text:p>
          </table:table-cell>
        </table:table-row>
        <table:table-row table:style-name="Tabelle1.1">
          <table:table-cell table:style-name="Tabelle1.A1" office:value-type="string">
            <text:p text:style-name="P1">2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Vorschläge, wie das Projekt genannt werden könnte und wie das Produkt genannt werden könnte. Je mehr Vorschläge, desto besser. </text:p>
            <text:p text:style-name="P1"/>
          </table:table-cell>
          <table:table-cell table:style-name="Tabelle1.A1" office:value-type="string">
            <text:p text:style-name="P4">Jörg Frank erledigt</text:p>
          </table:table-cell>
        </table:table-row>
        <text:soft-page-break/>
        <table:table-row table:style-name="Tabelle1.1">
          <table:table-cell table:style-name="Tabelle1.A1" office:value-type="string">
            <text:p text:style-name="P1">3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Software für Blog bzw. Video-Blogs sollen wir benutzen? Anforderung: Software muss Live-Videos aufnehmen können und als Video später zur Verfügung stellen. <text:line-break/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4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2">Welche Software für Wiki sollen wir benutzen?</text:p>
            <text:p text:style-name="P3"/>
            <text:p text:style-name="P3"><text:span text:style-name="T1">Antwort: wir setzen Git und GitHub ein.</text:span><text:line-break/></text:p>
          </table:table-cell>
          <table:table-cell table:style-name="Tabelle1.A1" office:value-type="string">
            <text:p text:style-name="P4">Jörg erledigt</text:p>
          </table:table-cell>
        </table:table-row>
        <table:table-row table:style-name="Tabelle1.1">
          <table:table-cell table:style-name="Tabelle1.A1" office:value-type="string">
            <text:p text:style-name="P1">5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Kommunikationsplattform sollen wir für Videokonferenzen benutzen?<text:line-break/></text:p>
          </table:table-cell>
          <table:table-cell table:style-name="Tabelle1.A1" office:value-type="string">
            <text:p text:style-name="P5">Frank und Franziska????</text:p>
          </table:table-cell>
        </table:table-row>
        <table:table-row table:style-name="Tabelle1.1">
          <table:table-cell table:style-name="Tabelle1.A7" office:value-type="string">
            <text:p text:style-name="P7">6</text:p>
          </table:table-cell>
          <table:table-cell table:style-name="Tabelle1.A7" office:value-type="string">
            <text:p text:style-name="P7">Bernhard</text:p>
          </table:table-cell>
          <table:table-cell table:style-name="Tabelle1.A7" office:value-type="string">
            <text:p text:style-name="P7">Git auf Linux Rechner installlieren.</text:p>
          </table:table-cell>
          <table:table-cell table:style-name="Tabelle1.A7" office:value-type="string">
            <text:p text:style-name="P7">Jörg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8T17:39:59.032000000</dc:date>
    <meta:editing-duration>PT3M7S</meta:editing-duration>
    <meta:editing-cycles>3</meta:editing-cycles>
    <meta:generator>LibreOffice/7.5.3.2$Windows_X86_64 LibreOffice_project/9f56dff12ba03b9acd7730a5a481eea045e468f3</meta:generator>
    <meta:document-statistic meta:table-count="1" meta:image-count="0" meta:object-count="0" meta:page-count="2" meta:paragraph-count="32" meta:word-count="205" meta:character-count="1426" meta:non-whitespace-character-count="1245"/>
  </office:meta>
</office:document-meta>
</file>